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45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5508in"/>
    </style:style>
    <style:style style:name="co6" style:family="table-column">
      <style:table-column-properties fo:break-before="auto" style:column-width="5.5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2.6634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2.0417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wrap-option="wrap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WenQuanYi Zen Hei" style:font-name-complex="Lohit Hindi"/>
    </style:style>
    <style:style style:name="ce5" style:family="table-cell" style:parent-style-name="Default">
      <style:text-properties style:font-name="Liberation Sans" style:font-name-asian="WenQuanYi Zen Hei" style:font-name-complex="Lohit Hindi"/>
    </style:style>
    <style:style style:name="T1" style:family="text">
      <style:text-properties style:font-name-asian="WenQuanYi Zen Hei" style:font-name-complex="Lohit Hindi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Beryl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>
            <text:p>Beryl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"/>
          <table:table-cell table:style-name="Default" table:number-columns-repeated="4"/>
          <table:table-cell/>
        </table:table-row>
        <table:table-row table:style-name="ro1">
          <table:table-cell office:value-type="string">
            <text:p>H865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tarshiysh {tar-sheesh'} probably of foreign derivation [compare 08659]; TWOT - 2546; n m AV - beryl 7; 7 1) a precious stone or semi-precious gem 1a) perhaps a chrysolite, yellow jasper, or other yellow coloured stone 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G0969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berullos {bay'-rool-los} of uncertain derivation;; n m/f AV - beryl 1; 1 1) beryl, a precious stone of a pale green colour 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2" office:value-type="string">
            <text:p>Strong's Concordance # used</text:p>
          </table:table-cell>
          <table:table-cell table:style-name="ce2" office:value-type="string">
            <text:p>Hebrew word</text:p>
          </table:table-cell>
          <table:table-cell table:style-name="ce2" office:value-type="string">
            <text:p>Gematria value</text:p>
          </table:table-cell>
          <table:table-cell table:style-name="ce2" office:value-type="string">
            <text:p>Bible location</text:p>
          </table:table-cell>
          <table:table-cell table:style-name="ce2" office:value-type="string">
            <text:p>Bible excerpt</text:p>
          </table:table-cell>
        </table:table-row>
        <table:table-row table:style-name="ro3">
          <table:table-cell/>
          <table:table-cell office:value-type="string">
            <text:p>H8658</text:p>
          </table:table-cell>
          <table:table-cell table:style-name="ce4" office:value-type="string">
            <text:p><text:span text:style-name="T1">tarshiysh</text:span></text:p>
          </table:table-cell>
          <table:table-cell office:value-type="float" office:value="1210">
            <text:p>1210</text:p>
          </table:table-cell>
          <table:table-cell office:value-type="string">
            <text:p>Exodus 28:20</text:p>
          </table:table-cell>
          <table:table-cell office:value-type="string">
            <text:p>{28:15} And thou shalt make the breastplate of judgment</text:p>
            <text:p>with cunning work; after the work of the ephod thou shalt</text:p>
            <text:p>make it; [of] gold, [of] blue, and [of] purple, and [of]</text:p>
            <text:p>scarlet, and [of] fine twined linen, shalt thou make it.</text:p>
            <text:p>{28:16} Foursquare it shall be [being] doubled; a span</text:p>
            <text:p>[shall be] the length thereof, and a span [shall be] the</text:p>
            <text:p>breadth thereof. {28:17} And thou shalt set in it settings of</text:p>
            <text:p>stones, [even] four rows of stones: [the first] row [shall be]</text:p>
            <text:p>a sardius, a topaz, and a carbuncle: [this shall be] the first</text:p>
            <text:p>row. {28:18} And the second row [shall be] an emerald, a</text:p>
            <text:p>sapphire, and a diamond. {28:19} And the third row a</text:p>
            <text:p>ligure, an agate, and an amethyst. {28:20} And the fourth</text:p>
            <text:p>row a <text:span text:style-name="T2">beryl</text:span>, and an onyx, and a jasper: they shall be set in</text:p>
            <text:p>gold in their inclosings. {28:21} And the stones shall be</text:p>
            <text:p>with the names of the children of Israel, twelve, according</text:p>
            <text:p>to their names, [like] the engravings of a signet; every one</text:p>
            <text:p>with his name shall they be according to the twelve tribes.</text:p>
          </table:table-cell>
        </table:table-row>
        <table:table-row table:style-name="ro4">
          <table:table-cell/>
          <table:table-cell office:value-type="string">
            <text:p>H8658</text:p>
          </table:table-cell>
          <table:table-cell table:style-name="ce4" office:value-type="string">
            <text:p><text:span text:style-name="T1">tarshiysh</text:span></text:p>
          </table:table-cell>
          <table:table-cell office:value-type="float" office:value="1210">
            <text:p>1210</text:p>
          </table:table-cell>
          <table:table-cell office:value-type="string">
            <text:p>Exodus 39:13</text:p>
          </table:table-cell>
          <table:table-cell table:style-name="ce5" office:value-type="string">
            <text:p>{39:8} And he made the breastplate [of] cunning work,</text:p>
            <text:p>like the work of the ephod; [of] gold, blue, and purple, and</text:p>
            <text:p>scarlet, and fine twined linen. {39:9} It was foursquare;</text:p>
            <text:p>they made the breastplate double: a span [was] the length</text:p>
            <text:p>thereof, and a span the breadth thereof, [being] doubled.</text:p>
            <text:p>{39:10} And they set in it four rows of stones: [the first]</text:p>
            <text:p>row [was] a sardius, a topaz, and a carbuncle: this [was] the</text:p>
            <text:p>first row. {39:11} And the second row, an emerald, a</text:p>
            <text:p>sapphire, and a diamond. {39:12} And the third row, a</text:p>
            <text:p>ligure, an agate, and an amethyst. {39:13} And the fourth</text:p>
            <text:p>row, a <text:span text:style-name="T2">beryl</text:span>, an onyx, and a jasper: [they were] inclosed in</text:p>
            <text:p>ouches of gold in their inclosings. {39:14} And the stones</text:p>
            <text:p>[were] according to the names of the children of Israel,</text:p>
            <text:p>twelve, according to their names, [like] the engravings of a</text:p>
            <text:p>signet, every one with his name, according to the twelve</text:p>
            <text:p>Tribes.</text:p>
          </table:table-cell>
        </table:table-row>
        <table:table-row table:style-name="ro4">
          <table:table-cell/>
          <table:table-cell office:value-type="string">
            <text:p>H8658</text:p>
          </table:table-cell>
          <table:table-cell table:style-name="ce4" office:value-type="string">
            <text:p><text:span text:style-name="T1">tarshiysh</text:span></text:p>
          </table:table-cell>
          <table:table-cell office:value-type="float" office:value="1210">
            <text:p>1210</text:p>
          </table:table-cell>
          <table:table-cell office:value-type="string">
            <text:p>Song of Solomon 5:14</text:p>
          </table:table-cell>
          <table:table-cell office:value-type="string">
            <text:p>{5:9} What [is] thy beloved more than [another] beloved,</text:p>
            <text:p>O thou fairest among women? what [is] thy beloved more</text:p>
            <text:p>than [another] beloved, that thou dost so charge us? {5:10}</text:p>
            <text:p>My beloved [is] white and ruddy, the chiefest among ten</text:p>
            <text:p>thousand. {5:11} His head [is as] the most fine gold, his</text:p>
            <text:p>locks [are] bushy, [and] black as a raven. {5:12} His eyes</text:p>
            <text:p>[are] as [the eyes] of doves by the rivers of waters, washed</text:p>
            <text:p>with milk, [and] fitly set. {5:13} His cheeks [are] as a bed</text:p>
            <text:p>of spices, [as] sweet flowers: his lips [like] lilies, dropping</text:p>
            <text:p>sweet smelling myrrh. {5:14} His hands [are as] gold rings</text:p>
            <text:p>set with the <text:span text:style-name="T2">beryl</text:span>: his belly [is as] bright ivory overlaid</text:p>
            <text:p>[with] sapphires. {5:15} His legs [are as] pillars of marble,</text:p>
            <text:p>set upon sockets of fine gold: his countenance [is] as</text:p>
            <text:p>Lebanon, excellent as the cedars. {5:16} His mouth [is]</text:p>
            <text:p>most sweet: yea, he [is] altogether lovely. This [is] my</text:p>
            <text:p>beloved, and this [is] my friend, O daughters of Jerusalem.</text:p>
          </table:table-cell>
        </table:table-row>
        <table:table-row table:style-name="ro5">
          <table:table-cell/>
          <table:table-cell office:value-type="string">
            <text:p>H8658</text:p>
          </table:table-cell>
          <table:table-cell table:style-name="ce4" office:value-type="string">
            <text:p><text:span text:style-name="T1">tarshiysh</text:span></text:p>
          </table:table-cell>
          <table:table-cell office:value-type="float" office:value="1210">
            <text:p>1210</text:p>
          </table:table-cell>
          <table:table-cell office:value-type="string">
            <text:p>Ezekiel 1:16</text:p>
          </table:table-cell>
          <table:table-cell office:value-type="string">
            <text:p>{1:15} Now as I beheld the living creatures, behold one</text:p>
            <text:p>wheel upon the earth by the living creatures, with his four</text:p>
            <text:p>faces. {1:16} The appearance of the wheels and their work</text:p>
            <text:p>[was] like unto the colour of a <text:span text:style-name="T2">beryl</text:span>: and they four had one</text:p>
            <text:p>likeness: and their appearance and their work was as it were</text:p>
            <text:p>a wheel in the middle of a wheel. {1:17} When they went,</text:p>
            <text:p>they went upon their four sides: [and] they turned not when</text:p>
            <text:p>they went. {1:18} As for their rings, they were so high that</text:p>
            <text:p>they were dreadful; and their rings [were] full of eyes round</text:p>
            <text:p>about them four.</text:p>
          </table:table-cell>
        </table:table-row>
        <table:table-row table:style-name="ro6">
          <table:table-cell/>
          <table:table-cell office:value-type="string">
            <text:p>H8658</text:p>
          </table:table-cell>
          <table:table-cell table:style-name="ce4" office:value-type="string">
            <text:p><text:span text:style-name="T1">tarshiysh</text:span></text:p>
          </table:table-cell>
          <table:table-cell office:value-type="float" office:value="1210">
            <text:p>1210</text:p>
          </table:table-cell>
          <table:table-cell office:value-type="string">
            <text:p>Ezekiel 10:9</text:p>
          </table:table-cell>
          <table:table-cell office:value-type="string">
            <text:p>{10:8} And there appeared in the cherubims the form of a</text:p>
            <text:p>man’s hand under their wings. {10:9} And when I looked,</text:p>
            <text:p>behold the four wheels by the cherubims, one wheel by one</text:p>
            <text:p>cherub, and another wheel by another cherub: and the</text:p>
            <text:p>appearance of the wheels [was] as the colour of a <text:span text:style-name="T2">beryl</text:span></text:p>
            <text:p>stone. {10:10} And [as for] their appearances, they four had</text:p>
            <text:p>one likeness, as if a wheel had been in the midst of a wheel.</text:p>
            <text:p>{10:11} When they went, they went upon their four sides;</text:p>
            <text:p>they turned not as they went, but to the place whither the</text:p>
            <text:p>head looked they followed it; they turned not as they went.</text:p>
            <text:p>{10:12} And their whole body, and their backs, and their</text:p>
            <text:p>hands, and their wings, and the wheels, [were] full of eyes</text:p>
            <text:p>round about, [even] the wheels that they four had.</text:p>
          </table:table-cell>
        </table:table-row>
        <table:table-row table:style-name="ro7">
          <table:table-cell/>
          <table:table-cell office:value-type="string">
            <text:p>H8658</text:p>
          </table:table-cell>
          <table:table-cell table:style-name="ce4" office:value-type="string">
            <text:p><text:span text:style-name="T1">tarshiysh</text:span></text:p>
          </table:table-cell>
          <table:table-cell office:value-type="float" office:value="1210">
            <text:p>1210</text:p>
          </table:table-cell>
          <table:table-cell office:value-type="string">
            <text:p>Ezekiel 28:13</text:p>
          </table:table-cell>
          <table:table-cell office:value-type="string">
            <text:p>{28:13} Thou hast been in Eden the garden of God; every precious stone</text:p>
            <text:p>[was] thy covering, the sardius, topaz, and the diamond, the</text:p>
            <text:p><text:span text:style-name="T2">beryl</text:span>, the onyx, and the jasper, the sapphire, the emerald,</text:p>
            <text:p>and the carbuncle, and gold: the workmanship of thy tabrets</text:p>
            <text:p>and of thy pipes was prepared in thee in the day that thou</text:p>
            <text:p>wast created. {28:14} Thou [art] the anointed cherub that</text:p>
            <text:p>covereth; and I have set thee [so:] thou wast upon the holy</text:p>
            <text:p>mountain of God; thou hast walked up and down in the</text:p>
            <text:p>midst of the stones of fire.</text:p>
          </table:table-cell>
        </table:table-row>
        <table:table-row table:style-name="ro7">
          <table:table-cell/>
          <table:table-cell office:value-type="string">
            <text:p>H8658</text:p>
          </table:table-cell>
          <table:table-cell table:style-name="ce4" office:value-type="string">
            <text:p><text:span text:style-name="T1">tarshiysh</text:span></text:p>
          </table:table-cell>
          <table:table-cell office:value-type="float" office:value="1210">
            <text:p>1210</text:p>
          </table:table-cell>
          <table:table-cell office:value-type="string">
            <text:p>Daniel 10:6</text:p>
          </table:table-cell>
          <table:table-cell office:value-type="string">
            <text:p>{10:4} And in the four and twentieth day of the first month,</text:p>
            <text:p>as I was by the side of the great river, which [is] Hiddekel;</text:p>
            <text:p>{10:5} Then I lifted up mine eyes, and looked, and behold a</text:p>
            <text:p>certain man clothed in linen, whose loins [were] girded with</text:p>
            <text:p>fine gold of Uphaz: {10:6} His body also [was] like the</text:p>
            <text:p><text:span text:style-name="T2">beryl</text:span>, and his face as the appearance of lightning, and his</text:p>
            <text:p>eyes as lamps of fire, and his arms and his feet like in colour</text:p>
            <text:p>to polished brass, and the voice of his words like the voice</text:p>
            <text:p>of a multitude.</text:p>
          </table:table-cell>
        </table:table-row>
        <table:table-row table:style-name="ro4">
          <table:table-cell/>
          <table:table-cell office:value-type="string">
            <text:p>G0969</text:p>
          </table:table-cell>
          <table:table-cell office:value-type="string">
            <text:p>berullos</text:p>
          </table:table-cell>
          <table:table-cell office:value-type="float" office:value="840">
            <text:p>840</text:p>
          </table:table-cell>
          <table:table-cell office:value-type="string">
            <text:p>Revelation 21:20</text:p>
          </table:table-cell>
          <table:table-cell office:value-type="string">
            <text:p>{21:17} And he measured the wall thereof, an hundred</text:p>
            <text:p>[and] forty [and] four cubits, [according to] the measure of a</text:p>
            <text:p>man, that is, of the angel. {21:18} And the building of the</text:p>
            <text:p>wall of it was [of] jasper: and the city [was] pure gold, like</text:p>
            <text:p>unto clear glass. {21:19} And the foundations of the wall of</text:p>
            <text:p>the city [were] garnished with all manner of precious stones.</text:p>
            <text:p>The first foundation [was] jasper; the second, sapphire;</text:p>
            <text:p>the third, a chalcedony; the fourth, an emerald; {21:20} The</text:p>
            <text:p>fifth, sardonyx; the sixth, sardius; the seventh, chrysolite;</text:p>
            <text:p>the eighth, <text:span text:style-name="T2">beryl</text:span>; the ninth, a topaz; the tenth, a</text:p>
            <text:p>chrysoprasus; the eleventh, a jacinth; the twelfth, an</text:p>
            <text:p>amethyst. {21:21} And the twelve gates [were] twelve</text:p>
            <text:p>pearls; every several gate was of one pearl: and the street of</text:p>
            <text:p>the city [was] pure gold, as it were transparent glass.</text:p>
            <text:p>{21:22} And I saw no temple therein: for the Lord God</text:p>
            <text:p>Almighty and the Lamb are the temple of it.</text:p>
          </table:table-cell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2/07/2013</text:date>, <text:time>14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2-07T13:40:24</meta:creation-date>
    <dc:date>2013-02-07T14:13:58</dc:date>
    <dc:creator>Ryan </dc:creator>
    <meta:editing-duration>PT17M14S</meta:editing-duration>
    <meta:editing-cycles>3</meta:editing-cycles>
    <meta:generator>LibreOffice/3.4$Unix LibreOffice_project/340m1$Build-1505</meta:generator>
    <meta:document-statistic meta:table-count="3" meta:cell-count="50" meta:object-count="0"/>
  </office:meta>
</office:document-meta>
</file>